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39cm" table:align="left"/>
    </style:style>
    <style:style style:name="Tabla1.A" style:family="table-column">
      <style:table-column-properties style:column-width="4.434cm"/>
    </style:style>
    <style:style style:name="Tabla1.B" style:family="table-column">
      <style:table-column-properties style:column-width="1.893cm"/>
    </style:style>
    <style:style style:name="Tabla1.C" style:family="table-column">
      <style:table-column-properties style:column-width="2.939cm"/>
    </style:style>
    <style:style style:name="Tabla1.D" style:family="table-column">
      <style:table-column-properties style:column-width="3.12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de Implementación de Mejoras para el Sistema de Facturación</text:h>
      <text:h text:style-name="Heading_20_2" text:outline-level="2">Contexto</text:h>
      <text:p text:style-name="Text_20_body">El sistema de facturación actual necesita varias mejoras para optimizar los procesos, aumentar la eficiencia y reducir errores. Este documento describe un plan de implementación organizado en fases, con prioridades claras y objetivos medibles.</text:p>
      <text:h text:style-name="Heading_20_2" text:outline-level="2">Objetivos Principales</text:h>
      <text:list text:style-name="L1">
        <text:list-item>
          <text:p text:style-name="P2">Corregir los errores y limitaciones actuales del sistema </text:p>
        </text:list-item>
        <text:list-item>
          <text:p text:style-name="P2">Mejorar la experiencia de usuario y el rendimiento </text:p>
        </text:list-item>
        <text:list-item>
          <text:p text:style-name="P2">Añadir módulos de análisis financiero y auditoría </text:p>
        </text:list-item>
        <text:list-item>
          <text:p text:style-name="P2">Implementar soporte para la nueva resolución RIPS 2275 de 2023 </text:p>
        </text:list-item>
        <text:list-item>
          <text:p text:style-name="P1">Optimizar los procesos de gestión de prefacturación </text:p>
        </text:list-item>
      </text:list>
      <text:h text:style-name="Heading_20_2" text:outline-level="2">Fases de Implementación</text:h>
      <text:h text:style-name="Heading_20_3" text:outline-level="3">Fase 1: Estabilización y Corrección (1-2 meses)</text:h>
      <text:h text:style-name="Heading_20_4" text:outline-level="4">Prioridad Alta</text:h>
      <text:list text:style-name="L2">
        <text:list-item>
          <text:p text:style-name="P4"><text:span text:style-name="Strong_20_Emphasis">Corrección de bugs críticos:</text:span> </text:p>
          <text:list>
            <text:list-item>
              <text:p text:style-name="P4">Resolver el problema de filtros cuando se selecciona "Todos" en el componente Reports </text:p>
            </text:list-item>
            <text:list-item>
              <text:p text:style-name="P4">Corregir los errores en la prefacturación de servicios </text:p>
            </text:list-item>
            <text:list-item>
              <text:p text:style-name="P4">Solucionar problemas de carga de contratos por empresa </text:p>
            </text:list-item>
          </text:list>
        </text:list-item>
        <text:list-item>
          <text:p text:style-name="P4"><text:span text:style-name="Strong_20_Emphasis">Mejoras de rendimiento inmediatas:</text:span> </text:p>
          <text:list>
            <text:list-item>
              <text:p text:style-name="P4">Implementar paginación en todas las tablas con datos extensos </text:p>
            </text:list-item>
            <text:list-item>
              <text:p text:style-name="P4">Optimizar consultas a la base de datos (índices y campos de búsqueda) </text:p>
            </text:list-item>
            <text:list-item>
              <text:p text:style-name="P4">Agregar indicadores de carga en procesos largos </text:p>
            </text:list-item>
          </text:list>
        </text:list-item>
        <text:list-item>
          <text:p text:style-name="P4"><text:span text:style-name="Strong_20_Emphasis">Actualizaciones técnicas esenciales:</text:span> </text:p>
          <text:list>
            <text:list-item>
              <text:p text:style-name="P4">Actualizar dependencias vulnerables del sistema </text:p>
            </text:list-item>
            <text:list-item>
              <text:p text:style-name="P4">Documentar la estructura del sistema actual </text:p>
            </text:list-item>
            <text:list-item>
              <text:p text:style-name="P3">Implementar un sistema de logs mejorado para identificar errores </text:p>
            </text:list-item>
          </text:list>
        </text:list-item>
      </text:list>
      <text:h text:style-name="Heading_20_4" text:outline-level="4">Entregables:</text:h>
      <text:list text:style-name="L3">
        <text:list-item>
          <text:p text:style-name="P6">Sistema estable sin errores críticos </text:p>
        </text:list-item>
        <text:list-item>
          <text:p text:style-name="P6">Documento de arquitectura del sistema actual </text:p>
        </text:list-item>
        <text:list-item>
          <text:p text:style-name="P5">Informe de mejoras de rendimiento implementadas </text:p>
        </text:list-item>
      </text:list>
      <text:h text:style-name="Heading_20_3" text:outline-level="3"><text:soft-page-break/>Fase 2: Mejoras de UX y Funcionalidad (2-3 meses)</text:h>
      <text:h text:style-name="Heading_20_4" text:outline-level="4">Prioridad Media-Alta</text:h>
      <text:list text:style-name="L4">
        <text:list-item>
          <text:p text:style-name="P8"><text:span text:style-name="Strong_20_Emphasis">Rediseño de interfaces críticas:</text:span> </text:p>
          <text:list>
            <text:list-item>
              <text:p text:style-name="P8">Reimplementar el dashboard con visualizaciones más informativas </text:p>
            </text:list-item>
            <text:list-item>
              <text:p text:style-name="P8">Mejorar el módulo de reportes con guardado de filtros personalizados </text:p>
            </text:list-item>
            <text:list-item>
              <text:p text:style-name="P8">Optimizar el proceso de prefacturación con validaciones automáticas </text:p>
            </text:list-item>
          </text:list>
        </text:list-item>
        <text:list-item>
          <text:p text:style-name="P8"><text:span text:style-name="Strong_20_Emphasis">Nuevas funcionalidades de usuario:</text:span> </text:p>
          <text:list>
            <text:list-item>
              <text:p text:style-name="P8">Implementar exportación de resultados en múltiples formatos (Excel, PDF, CSV) </text:p>
            </text:list-item>
            <text:list-item>
              <text:p text:style-name="P8">Agregar sistema de filtros avanzados en todas las secciones </text:p>
            </text:list-item>
            <text:list-item>
              <text:p text:style-name="P8">Crear sistema de alertas y notificaciones para estados críticos </text:p>
            </text:list-item>
          </text:list>
        </text:list-item>
        <text:list-item>
          <text:p text:style-name="P8"><text:span text:style-name="Strong_20_Emphasis">Mejoras técnicas:</text:span> </text:p>
          <text:list>
            <text:list-item>
              <text:p text:style-name="P8">Refactorizar componentes React para mejor reusabilidad </text:p>
            </text:list-item>
            <text:list-item>
              <text:p text:style-name="P8">Implementar manejo global del estado de la aplicación </text:p>
            </text:list-item>
            <text:list-item>
              <text:p text:style-name="P7">Agregar tests automatizados para funcionalidades críticas </text:p>
            </text:list-item>
          </text:list>
        </text:list-item>
      </text:list>
      <text:h text:style-name="Heading_20_4" text:outline-level="4">Entregables:</text:h>
      <text:list text:style-name="L5">
        <text:list-item>
          <text:p text:style-name="P10">Nueva interfaz de usuario re-diseñada </text:p>
        </text:list-item>
        <text:list-item>
          <text:p text:style-name="P10">Sistema de reportes personalizable </text:p>
        </text:list-item>
        <text:list-item>
          <text:p text:style-name="P9">Documentación actualizada para usuarios </text:p>
        </text:list-item>
      </text:list>
      <text:h text:style-name="Heading_20_3" text:outline-level="3">Fase 3: Nuevos Módulos (3-4 meses)</text:h>
      <text:h text:style-name="Heading_20_4" text:outline-level="4">Prioridad Media</text:h>
      <text:list text:style-name="L6">
        <text:list-item>
          <text:p text:style-name="P12"><text:span text:style-name="Strong_20_Emphasis">Módulo de Análisis Financiero:</text:span> </text:p>
          <text:list>
            <text:list-item>
              <text:p text:style-name="P12">Implementar paneles de KPIs financieros </text:p>
            </text:list-item>
            <text:list-item>
              <text:p text:style-name="P12">Crear visualizaciones de tendencias de facturación y recaudos </text:p>
            </text:list-item>
            <text:list-item>
              <text:p text:style-name="P12">Desarrollar proyecciones financieras basadas en históricos </text:p>
            </text:list-item>
          </text:list>
        </text:list-item>
        <text:list-item>
          <text:p text:style-name="P12"><text:span text:style-name="Strong_20_Emphasis">Módulo de Generación de RIPS:</text:span> </text:p>
          <text:list>
            <text:list-item>
              <text:p text:style-name="P12">Implementar soporte para la resolución 3374 de 2000 </text:p>
            </text:list-item>
            <text:list-item>
              <text:p text:style-name="P12">Agregar soporte para la nueva resolución 2275 de 2023 </text:p>
            </text:list-item>
            <text:list-item>
              <text:p text:style-name="P12">Crear sistema de validación previa de RIPS </text:p>
            </text:list-item>
            <text:list-item>
              <text:p text:style-name="P12">Implementar exportación en múltiples formatos (TXT, XML, CSV) </text:p>
            </text:list-item>
          </text:list>
        </text:list-item>
        <text:list-item>
          <text:p text:style-name="P12"><text:span text:style-name="Strong_20_Emphasis">Módulo de Auditoría:</text:span> </text:p>
          <text:list>
            <text:list-item>
              <text:p text:style-name="P12">Desarrollar sistema para verificación automática de servicios </text:p>
            </text:list-item>
            <text:list-item>
              <text:p text:style-name="P12">Crear validaciones cruzadas de contratos vs facturación </text:p>
            </text:list-item>
            <text:list-item>
              <text:p text:style-name="P11">Implementar detección automática de inconsistencias </text:p>
            </text:list-item>
          </text:list>
        </text:list-item>
      </text:list>
      <text:h text:style-name="Heading_20_4" text:outline-level="4">Entregables:</text:h>
      <text:list text:style-name="L7">
        <text:list-item>
          <text:p text:style-name="P14">Tres nuevos módulos funcionales (Financiero, RIPS, Auditoría) </text:p>
        </text:list-item>
        <text:list-item>
          <text:p text:style-name="P14">Manual de usuario para los nuevos módulos </text:p>
        </text:list-item>
        <text:list-item>
          <text:p text:style-name="P13">Capacitación al personal sobre las nuevas funcionalidades </text:p>
        </text:list-item>
      </text:list>
      <text:h text:style-name="Heading_20_3" text:outline-level="3"><text:soft-page-break/>Fase 4: Integración y Expansión (3-4 meses)</text:h>
      <text:h text:style-name="Heading_20_4" text:outline-level="4">Prioridad Media-Baja</text:h>
      <text:list text:style-name="L8">
        <text:list-item>
          <text:p text:style-name="P16"><text:span text:style-name="Strong_20_Emphasis">Integración con Sistemas Externos:</text:span> </text:p>
          <text:list>
            <text:list-item>
              <text:p text:style-name="P16">Conectar con sistemas EPS para validación de pacientes </text:p>
            </text:list-item>
            <text:list-item>
              <text:p text:style-name="P16">Implementar integración con plataforma PISIS para envío de RIPS </text:p>
            </text:list-item>
            <text:list-item>
              <text:p text:style-name="P16">Desarrollar APIs para conexión con sistemas contables </text:p>
            </text:list-item>
          </text:list>
        </text:list-item>
        <text:list-item>
          <text:p text:style-name="P16"><text:span text:style-name="Strong_20_Emphasis">Módulo de Glosas (opcional):</text:span> </text:p>
          <text:list>
            <text:list-item>
              <text:p text:style-name="P16">Sistema de registro y seguimiento de glosas </text:p>
            </text:list-item>
            <text:list-item>
              <text:p text:style-name="P16">Gestión y conciliación de glosas </text:p>
            </text:list-item>
            <text:list-item>
              <text:p text:style-name="P16">Reportes y estadísticas de glosas </text:p>
            </text:list-item>
          </text:list>
        </text:list-item>
        <text:list-item>
          <text:p text:style-name="P16"><text:span text:style-name="Strong_20_Emphasis">Optimizaciones Avanzadas:</text:span> </text:p>
          <text:list>
            <text:list-item>
              <text:p text:style-name="P16">Implementar caché para datos frecuentemente accedidos </text:p>
            </text:list-item>
            <text:list-item>
              <text:p text:style-name="P16">Migrar a consultas GraphQL para optimizar requests </text:p>
            </text:list-item>
            <text:list-item>
              <text:p text:style-name="P15">Desarrollo de aplicación móvil para monitoreo en tiempo real </text:p>
            </text:list-item>
          </text:list>
        </text:list-item>
      </text:list>
      <text:h text:style-name="Heading_20_4" text:outline-level="4">Entregables:</text:h>
      <text:list text:style-name="L9">
        <text:list-item>
          <text:p text:style-name="P18">Sistema completamente integrado </text:p>
        </text:list-item>
        <text:list-item>
          <text:p text:style-name="P18">Documentación de APIs </text:p>
        </text:list-item>
        <text:list-item>
          <text:p text:style-name="P17">Pruebas de estrés y rendimiento </text:p>
        </text:list-item>
      </text:list>
      <text:h text:style-name="Heading_20_2" text:outline-level="2">Consideraciones Técnicas</text:h>
      <text:h text:style-name="Heading_20_3" text:outline-level="3">Stack Tecnológico</text:h>
      <text:list text:style-name="L10">
        <text:list-item>
          <text:p text:style-name="P20"><text:span text:style-name="Strong_20_Emphasis">Frontend:</text:span> React, Material UI, Recharts </text:p>
        </text:list-item>
        <text:list-item>
          <text:p text:style-name="P20"><text:span text:style-name="Strong_20_Emphasis">Backend:</text:span> Node.js, Express </text:p>
        </text:list-item>
        <text:list-item>
          <text:p text:style-name="P20"><text:span text:style-name="Strong_20_Emphasis">Base de Datos:</text:span> MongoDB </text:p>
        </text:list-item>
        <text:list-item>
          <text:p text:style-name="P19"><text:span text:style-name="Strong_20_Emphasis">Servicios:</text:span> RESTful APIs, JWT Authentication </text:p>
        </text:list-item>
      </text:list>
      <text:h text:style-name="Heading_20_3" text:outline-level="3">Metodología de Desarrollo</text:h>
      <text:list text:style-name="L11">
        <text:list-item>
          <text:p text:style-name="P22">Metodología ágil con sprints de 2 semanas </text:p>
        </text:list-item>
        <text:list-item>
          <text:p text:style-name="P22">Revisiones de código mediante pull requests </text:p>
        </text:list-item>
        <text:list-item>
          <text:p text:style-name="P22">Implementación de integración continua (CI/CD) </text:p>
        </text:list-item>
        <text:list-item>
          <text:p text:style-name="P21">Tests automatizados (unitarios y de integración) </text:p>
        </text:list-item>
      </text:list>
      <text:h text:style-name="Heading_20_2" text:outline-level="2">Recursos Necesarios</text:h>
      <text:h text:style-name="Heading_20_3" text:outline-level="3">Equipo de Desarrollo</text:h>
      <text:list text:style-name="L12">
        <text:list-item>
          <text:p text:style-name="P24">2 Desarrolladores Frontend </text:p>
        </text:list-item>
        <text:list-item>
          <text:p text:style-name="P24">2 Desarrolladores Backend </text:p>
        </text:list-item>
        <text:list-item>
          <text:p text:style-name="P24">1 UI/UX Designer </text:p>
        </text:list-item>
        <text:list-item>
          <text:p text:style-name="P24"><text:soft-page-break/>1 QA Tester </text:p>
        </text:list-item>
        <text:list-item>
          <text:p text:style-name="P23">1 Project Manager </text:p>
        </text:list-item>
      </text:list>
      <text:h text:style-name="Heading_20_3" text:outline-level="3">Infraestructura</text:h>
      <text:list text:style-name="L13">
        <text:list-item>
          <text:p text:style-name="P26">Servidor de desarrollo/testing </text:p>
        </text:list-item>
        <text:list-item>
          <text:p text:style-name="P26">Servidor de producción </text:p>
        </text:list-item>
        <text:list-item>
          <text:p text:style-name="P26">Sistema de control de versiones (Git) </text:p>
        </text:list-item>
        <text:list-item>
          <text:p text:style-name="P25">Plataforma CI/CD </text:p>
        </text:list-item>
      </text:list>
      <text:h text:style-name="Heading_20_2" text:outline-level="2">Plan de Capacitación</text:h>
      <text:h text:style-name="Heading_20_3" text:outline-level="3">Para el Equipo de Desarrollo</text:h>
      <text:list text:style-name="L14">
        <text:list-item>
          <text:p text:style-name="P28">Capacitación en las nuevas tecnologías a implementar </text:p>
        </text:list-item>
        <text:list-item>
          <text:p text:style-name="P28">Workshops sobre buenas prácticas de código </text:p>
        </text:list-item>
        <text:list-item>
          <text:p text:style-name="P27">Documentación técnica detallada </text:p>
        </text:list-item>
      </text:list>
      <text:h text:style-name="Heading_20_3" text:outline-level="3">Para Usuarios Finales</text:h>
      <text:list text:style-name="L15">
        <text:list-item>
          <text:p text:style-name="P30">Sesiones de capacitación para cada nuevo módulo </text:p>
        </text:list-item>
        <text:list-item>
          <text:p text:style-name="P30">Videos tutoriales para funcionalidades complejas </text:p>
        </text:list-item>
        <text:list-item>
          <text:p text:style-name="P29">Manual de usuario detallado </text:p>
        </text:list-item>
      </text:list>
      <text:h text:style-name="Heading_20_2" text:outline-level="2">Cronograma Tentativo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Fase</text:p>
            </table:table-cell>
            <table:table-cell table:style-name="Tabla1.A1" office:value-type="string">
              <text:p text:style-name="Table_20_Heading">Duración</text:p>
            </table:table-cell>
            <table:table-cell table:style-name="Tabla1.A1" office:value-type="string">
              <text:p text:style-name="Table_20_Heading">Fecha de Inicio</text:p>
            </table:table-cell>
            <table:table-cell table:style-name="Tabla1.A1" office:value-type="string">
              <text:p text:style-name="Table_20_Heading">Fecha de Fin</text:p>
            </table:table-cell>
          </table:table-row>
        </table:table-header-rows>
        <table:table-row>
          <table:table-cell table:style-name="Tabla1.A1" office:value-type="string">
            <text:p text:style-name="Table_20_Contents">Fase 1: Estabilización</text:p>
          </table:table-cell>
          <table:table-cell table:style-name="Tabla1.A1" office:value-type="string">
            <text:p text:style-name="Table_20_Contents">1-2 meses</text:p>
          </table:table-cell>
          <table:table-cell table:style-name="Tabla1.A1" office:value-type="string">
            <text:p text:style-name="Table_20_Contents">Marzo 2024</text:p>
          </table:table-cell>
          <table:table-cell table:style-name="Tabla1.A1" office:value-type="string">
            <text:p text:style-name="Table_20_Contents">Abril 2024</text:p>
          </table:table-cell>
        </table:table-row>
        <table:table-row>
          <table:table-cell table:style-name="Tabla1.A1" office:value-type="string">
            <text:p text:style-name="Table_20_Contents">Fase 2: Mejoras UX</text:p>
          </table:table-cell>
          <table:table-cell table:style-name="Tabla1.A1" office:value-type="string">
            <text:p text:style-name="Table_20_Contents">2-3 meses</text:p>
          </table:table-cell>
          <table:table-cell table:style-name="Tabla1.A1" office:value-type="string">
            <text:p text:style-name="Table_20_Contents">Mayo 2024</text:p>
          </table:table-cell>
          <table:table-cell table:style-name="Tabla1.A1" office:value-type="string">
            <text:p text:style-name="Table_20_Contents">Julio 2024</text:p>
          </table:table-cell>
        </table:table-row>
        <table:table-row>
          <table:table-cell table:style-name="Tabla1.A1" office:value-type="string">
            <text:p text:style-name="Table_20_Contents">Fase 3: Nuevos Módulos</text:p>
          </table:table-cell>
          <table:table-cell table:style-name="Tabla1.A1" office:value-type="string">
            <text:p text:style-name="Table_20_Contents">3-4 meses</text:p>
          </table:table-cell>
          <table:table-cell table:style-name="Tabla1.A1" office:value-type="string">
            <text:p text:style-name="Table_20_Contents">Agosto 2024</text:p>
          </table:table-cell>
          <table:table-cell table:style-name="Tabla1.A1" office:value-type="string">
            <text:p text:style-name="Table_20_Contents">Noviembre 2024</text:p>
          </table:table-cell>
        </table:table-row>
        <table:table-row>
          <table:table-cell table:style-name="Tabla1.A1" office:value-type="string">
            <text:p text:style-name="Table_20_Contents">Fase 4: Integración</text:p>
          </table:table-cell>
          <table:table-cell table:style-name="Tabla1.A1" office:value-type="string">
            <text:p text:style-name="Table_20_Contents">3-4 meses</text:p>
          </table:table-cell>
          <table:table-cell table:style-name="Tabla1.A1" office:value-type="string">
            <text:p text:style-name="Table_20_Contents">Diciembre 2024</text:p>
          </table:table-cell>
          <table:table-cell table:style-name="Tabla1.A1" office:value-type="string">
            <text:p text:style-name="Table_20_Contents">Marzo 2025</text:p>
          </table:table-cell>
        </table:table-row>
      </table:table>
      <text:h text:style-name="Heading_20_2" text:outline-level="2">Métricas de Éxito</text:h>
      <text:h text:style-name="Heading_20_3" text:outline-level="3">Técnicas</text:h>
      <text:list text:style-name="L16">
        <text:list-item>
          <text:p text:style-name="P32">Reducción del 90% en errores reportados </text:p>
        </text:list-item>
        <text:list-item>
          <text:p text:style-name="P32">Mejora del 40% en tiempos de respuesta </text:p>
        </text:list-item>
        <text:list-item>
          <text:p text:style-name="P31">Cobertura de pruebas superior al 70% </text:p>
        </text:list-item>
      </text:list>
      <text:h text:style-name="Heading_20_3" text:outline-level="3">De Negocio</text:h>
      <text:list text:style-name="L17">
        <text:list-item>
          <text:p text:style-name="P34">Reducción del 30% en tiempo de generación de facturas </text:p>
        </text:list-item>
        <text:list-item>
          <text:p text:style-name="P34">Disminución del 25% en glosas por errores </text:p>
        </text:list-item>
        <text:list-item>
          <text:p text:style-name="P33">Aumento del 20% en facturación procesada mensualmente </text:p>
        </text:list-item>
      </text:list>
      <text:h text:style-name="Heading_20_2" text:outline-level="2"><text:soft-page-break/>Próximos Pasos Inmediatos</text:h>
      <text:list text:style-name="L18">
        <text:list-item>
          <text:p text:style-name="P36">Aprobación del plan por parte de stakeholders </text:p>
        </text:list-item>
        <text:list-item>
          <text:p text:style-name="P36">Formación del equipo de desarrollo </text:p>
        </text:list-item>
        <text:list-item>
          <text:p text:style-name="P36">Sprint de planificación detallada </text:p>
        </text:list-item>
        <text:list-item>
          <text:p text:style-name="P35">Inicio de la Fase 1 con resolución de bugs críticos </text:p>
        </text:list-item>
      </text:list>
      <text:p text:style-name="Horizontal_20_Line"/>
      <text:p text:style-name="Text_20_body">Este plan está sujeto a revisiones y ajustes según avance el proyecto y se identifiquen nuevas necesidades o prioridad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26:41.083485726</meta:creation-date>
    <dc:date>2025-03-02T19:08:24.965177091</dc:date>
    <meta:editing-duration>PT6H4M5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5" meta:paragraph-count="151" meta:word-count="888" meta:character-count="5818" meta:non-whitespace-character-count="5081"/>
  </office:meta>
</office:document-meta>
</file>